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language="pt" fo:country="PT" officeooo:paragraph-rsid="0003632c"/>
    </style:style>
    <style:style style:name="P2" style:family="paragraph" style:parent-style-name="Standard">
      <style:paragraph-properties fo:text-align="start" style:justify-single-word="false"/>
      <style:text-properties fo:language="pt" fo:country="PT" officeooo:paragraph-rsid="00057342"/>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057342"/>
    </style:style>
    <style:style style:name="T1" style:family="text">
      <style:text-properties officeooo:rsid="000363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O ANTIGO NÃO É MAIS E O NOVO NÃO É MAIS NOVO<text:line-break/><text:line-break/>de John S. Spong</text:p>
      <text:p text:style-name="P2"><text:line-break/>Eu sou um cristão.<text:line-break/><text:line-break/>Durante quarenta e cinco anos, servi a igreja cristã como diácono, sacerdote e bispo. E continuo a servir a Igreja de várias formas, mesmo agora que estou oficialmente aposentado. Eu acredito que Deus é real e que eu vivo profundamente e significativamente em relação a essa realidade divina.<text:line-break/><text:line-break/>Nós proclamamos a Jesus meu Senhor. Acredito que ele tenha mediado a Deus de uma maneira poderosa e única na história da humanidade e em mim.<text:line-break/><text:line-break/>Acredito que minha vida pessoal recebeu marca intensa e decisiva não só sobre a vida de Jesus, mas também depois de sua morte, e certamente pelo pascal que os cristãos sabem como a ressurreição.<text:line-break/><text:line-break/>Parte da minha vida vocacional foi gasta procurando uma maneira de expressar essa impressão e convidar os outros para o que eu só posso designar como a "experiência de Cristo". Creio ter descoberto neste Cristo uma base de sentido, de ética, de oração, de culto e até de esperança para uma vida além das fronteiras da minha mortalidade.<text:line-break/><text:line-break/>Eu quero que meus leitores saibam quem é quem escreve essas palavras.<text:line-break/>Eu não quero ser culpado de qualquer ato de violação de qualquer pacote de verdade. Eu me defino antes de tudo e principalmente como crente cristão.<text:line-break/><text:line-break/>No entanto, eu não defino Deus como um ser sobrenatural. Eu não acredito em uma divindade que pode ajudar uma nação a vencer uma guerra, tomar medidas para curar a doença de um ente querido, permitir que uma equipe esportiva especial para vencer o seu adversário ou mudança das condições meteorológicas para a vantagem de alguém. Não considero apropriado que eu finja que essas coisas são possíveis quando tudo o que conheço da ordem natural do mundo que vivo proclama o oposto.<text:line-break/><text:line-break/>Desde que eu não ver Deus como um ser, não posso interpretar Jesus como a encarnação terrena desta divindade sobrenatural, nem posso credibilidade assumir que ele possuía tanto poder divino para fazer coisas milagrosas como acalmar a tempestade, expulsar os demônios, andando sobre ' água ou multiplique cinco pães para fornecer comida suficiente para alimentar cinco mil homens, além de mulheres e crianças. Se proclamarmos a natureza divina deste Jesus, devo fazê-lo em bases diferentes destas. Milagres na natureza, estou convencido agora, dizem muitas coisas sobre o poder que as pessoas atribuem a Jesus, mas não dizem nada sobre o que aconteceu literalmente.<text:line-break/><text:line-break/>Tudo que eu não acredito<text:line-break/><text:line-break/>Eu não acredito que este Jesus pode ou tem literalmente ressuscitou os mortos, ganhou uma paralisia física, ou recuperaram a visão de uma pessoa nascida cega ou para alguém cuja capacidade de ver tinha sido fisiologicamente destruído. Nem acredito que ele poderia fazer uma pessoa surda-muda ser capaz de ouvir desde o nascimento. Histórias de cura podem ser lidas de várias maneiras. Lê-los como eventos sobrenaturais e milagrosos é, na minha opinião, a menos credível dessas possibilidades.<text:line-break/><text:line-break/>Eu não acredito que Jesus tenha entrado neste mundo através do milagre de um nascimento virginal ou que um nascimento virginal possa ocorrer fora da mitologia. Eu não acho que os sábios <text:soft-page-break/>literalmente uma estrela levou que trouxeram presentes a Jesus ou os anjos têm, literalmente, cantaram aos pastores em uma encosta para anunciar seu nascimento. Eu não acredito que Jesus nasceu em Belém ou que ele fugiu<text:line-break/>Egito para escapar da ira do rei Herodes. Considero tudo isso como lendas que foram subsequentemente historicizadas à medida que a tradição cresceu e se desenvolveu e as pessoas tentaram entender o significado e o poder da vida de Cristo.<text:line-break/><text:line-break/>Eu não acho que a experiência na Páscoa celebrada pelos cristãos para ser a ressurreição física do corpo de Jesus morto por três dias, nem mesmo acho que alguém tenha realmente falado com Jesus após o tempo da ressurreição, deu-lhe comida, tocou sua carne ressuscitada ou que ele andou de alguma forma física com seu corpo ressuscitado. Acho interessante que todas as narrativas que narram essas reuniões sejam encontradas apenas nos Evangelhos, que foram escritas depois. Eu não acredito que a ressurreição de Jesus foi literalmente sinalizada por um terremoto, pela declaração de um anjo ou por um túmulo vazio. Considero essas coisas como tradições lendárias de um sistema religioso em amadurecimento.<text:line-break/><text:line-break/>Eu não acredito que Jesus, no final de sua permanência terrena, tenha retornado a Deus ascendendo em um sentido literal a um paraíso localizado em algum lugar acima do céu. Meu conhecimento das dimensões do universo leva esse conceito de volta ao não-sentido.</text:p>
      <text:p text:style-name="P4"/>
      <text:p text:style-name="P2"><text:bookmark text:name="result_box1"/>Não creio que este Jesus fundou uma Igreja ou estabeleceu uma hierarquia eclesiástica iniciada com os doze apóstolos e que continua até hoje. Não creio que ele tenha criado os sacramentos como meios especiais de graça ou que esses meios de graça sejam, ou possam ser, de algum modo controlados pela Igreja e, portanto, administrados apenas pelos ordenados. Todas essas coisas representam tentativas para mim<text:line-break/>por parte dos seres humanos para aumentar o poder para si e para os seus<text:line-break/>instituição religiosa particular.<text:line-break/><text:line-break/>Eu não acredito que os seres humanos nascem em pecado e que, a menos que você é batizado ou de alguma forma salvos forma, será banido para sempre da presença de Deus. Eu não acredito que o conceito mítico do outono da vida humana em um estado negativo constitui uma visão correta de nossos inícios ou a origem do mal. Foco sobre a queda da humanidade em uma situação de pecado e pecaminosidade sugerem que este só pode ser alcançada através de divina un'ini de iniciativa que restaura a vida humana em situação de pré-queda que nunca aconteceu para mim são conceitos realmente estranhas, que servem em primeiro lugar, mais uma vez, para construir o poder institucional.<text:line-break/><text:line-break/>Eu não acredito que as mulheres são menos humanos ou menos santo do que os homens e, portanto, eu não posso imaginar fazer parte de uma igreja que discrimina as mulheres em qualquer forma ou até mesmo sugerir que uma mulher é impróprio para qualquer vocação que a Igreja normalmente oferece seu povo, do papado ao mais humilde papel de serviço. Eu considero a tradicional exclusão eclesiástica das mulheres de posições de comando<text:line-break/>não uma tradição sagrada, mas uma manifestação do pecado do patriarcado.<text:line-break/><text:line-break/>Eu não acredito que pessoas homossexuais sejam anormais, doentes mentais ou moralmente depravadas. Além disso, considero todo texto sagrado para afirmar o contrário como errado e mal informado. Meus estudos levaram-me à conclusão de que a sexualidade, como tal, incluindo todas as orientações sexuais, é moralmente neutra e pode ser experimentada de maneira positiva e negativa. Eu acredito que o espectro da experiência sexual humana<text:line-break/>ser bem largo. Nesse espectro, uma certa porcentagem da população de u-mana é, em todas as épocas, orientada para pessoas desse tipo. Isso é simplesmente vida. Eu não posso imaginar ser parte de uma Igreja que discrimina gays ou lésbicas com base em seu ser. Eu nem sequer quero <text:soft-page-break/>continuar a tomar parte em práticas eclesiais que considerar com base em nada além de ignorância e preconceito Eu não acredito que a pigmentação da pele ou un'ori-gine étnica constituem um título de superioridade ou inferioridade, e considerar qualquer tradição ou sistema social , incluindo a parte da Igreja Cristã que opera com essa suposição, indigna de continuar a viver. Os preconceitos dos seres humanos baseados em raça ou origem étnica não são para mim senão a manifestação de um passado tribal; eles são preconceitos negativos que os humanos desenvolveram em sua luta pela sobrevivência.<text:line-break/><text:line-break/>Não creio que toda a ética cristã tenha sido esculpida em tábuas de pedra ou nas páginas das Escrituras cristãs e, portanto, definida de uma vez por todas. Estou ciente de que "o tempo faz pateta bom e velho" e que o ferimento com base em definições culturais negativas oferecidos aos cristãos através dos séculos, a base para a opressão das pessoas de cor, mulheres e aqueles cuja orientação sexual não ele era heterossexual.<text:line-break/><text:line-break/>Eu não acredito que a Bíblia seja a "palavra de Deus" em algum sentido literal. Eu não a considero a fonte primária da revelação divina. Eu não acredito que Deus tenha ditado ou mesmo inspirado totalmente sua produção. Eu vejo a Bíblia como um livro humano que mistura a sabedoria profunda dos sábios através dos tempos com os limites da percepção humana da realidade em um dado momento da história humana. esta<text:line-break/>Essa combinação marcou nossas convicções religiosas com testemunhos ambivalentes, unindo escravidão e emancipação, inquisição e progresso teológico, opressão e liberdade.<text:line-break/><text:line-break/>O caminho mais difícil<text:line-break/><text:line-break/>Eu poderia estender essa ladainha de credo e ainda não acredito em páginas, mas essas poucas declarações devem ser suficientes para definir as questões que quero desenvolver. A questão-chave que eu tento levantar neste livro é o seguinte: uma pessoa pode honestamente afirmar ser cristão e ao mesmo tempo dar-se, como eu fiz, muito do que tem sido tradicionalmente definido como o conteúdo da fé cristã? Eu seria mais sábio e mais honesto se fizesse o que muitos da minha geração fizeram, isto é, renunciar de ser um membro desse sistema de fé de meus predecessores? (...).<text:bookmark text:name="result_box2"/> Certamente tal escolha teria tornado minha vidade, <text:span text:style-name="T1">de</text:span> muitas maneiras, mais simples, menos complicada.</text:p>
      <text:p text:style-name="P2"/>
      <text:p text:style-name="P2"><text:bookmark text:name="result_box3"/>Aos olhos de muitos, tanto na Igreja Cristã quanto na sociedade secular, isso também teria representado um ato de integridade. No entanto, não teria sido honesto, nem teria se conformado às minhas mais profundas convicções. Meu problema nunca foi a minha fé. Sempre foi o modo literal pelo qual os seres humanos escolheram expressar essa fé.<text:line-break/><text:line-break/>Escolhi, portanto, o caminho mais difícil, o mais complicado, embora em várias ocasiões isso tenha ameaçado rasgar minha própria alma. Tome meu caminho expôs-me a um enorme hostilidade religiosa por parte dos adeptos medo de minha própria tradição de fé, bem como para uma despedida apressada de muitos meus amigos seculares, que parecem olhar como uma relíquia irremediavelmente religiosa da Idade Média . Diante da hostilidade religiosa, por um lado, e do desprezo difuso pela minha recusa em rejeitar minha fé tradicional, por outro, continuo insistindo em que sou cristão. Eu resolutamente ataco a verdade da afirmação que Paulo fez primeiro: "Deus estava em Cristo" (2 Co 5:19).<text:line-break/><text:line-break/>I tentar a experiência de Deus que eu acredito que está por trás das explicações bíblicas e teológicas que ao longo dos tempos têm tentado interpretar Jesus. Eu acho que é possível separar a experiência a partir da explicação e reconhecer a crescente inadequação das antigas palavras para capturar a " essência de qualquer experiência de todos os tempos. Então, eu apelo à Igreja para dar uma mudança radical à maneira que tradicionalmente tem proclamou a sua mensagem, a forma como é <text:soft-page-break/>organizado para ser o guardião dessa reserva de energia espiritual, e a maneira pela qual ele afirmou falar em nome de Deus na história humana.<text:line-break/><text:line-break/>A morte do deus teísta<text:line-break/><text:line-break/>Estou quase certo de que a revisão do cristianismo que estou tentando desenvolver deve ser tão completa a ponto de causar em algumas pessoas o medo de que o Deus que tradicionalmente reverenciava esteja, de fato, morrendo. A reforma de que precisamos hoje deve ser, em minha opinião, tão global que a Reforma do século 16 parecerá um jogo de crianças. Visto retrospectivamente, a Reforma abordou acima de tudo os temas de autoridade e ordem sagrada. A nova reforma será profundamente teológica e necessariamente desafiará todos os aspectos de nossa história de fé. Uma vez que acredito que o cristianismo não pode continuar a ser o espetáculo religioso irrelevante ao qual foi reduzido, estou tentando envolver nessa reforma as melhores mentes do novo mundo.<text:line-break/>milênio. Espero que nós cristãos não hesitemos diante da ousadia do desafio. Hoje, como vou tentar documentar, enfrentamos uma mudança total no modo de perceber a realidade por parte das pessoas modernas. Essa mudança proclama que o modo pelo qual o cristianismo tem sido tradicionalmente formulado não é mais crível. É por isso que o cristianismo como o conhecemos mostra sinais crescentes de rigor mortis.<text:line-break/><text:line-break/>O cristianismo postula um Deus teísta que faz coisas sobrenaturais, muitas das quais não são consideradas morais por nossos princípios. Este Deus, por exemplo, é descrito em nossas Escrituras e pune os egípcios com uma praga após o outro, uma das quais envolve a morte do primogênito de cada família egípcia, em uma campanha divina para a libertação do povo eleito da escravidão (Ex 7-10). Então esse Deus tem<text:line-break/>abriu o Mar Vermelho para permitir que os judeus escapassem da sua vida de escravidão e a fecharam a tempo de afogar o exército egípcio que os perseguia (Ex 14). É este o trabalho de uma divindade moral? Essas ações refletem um Deus a quem os egípcios poderiam ter adorado? Poderiam alguns de nós? Nós realmente queremos acreditar em tal divindade?<text:line-break/><text:line-break/>Del Deus teísta das Escrituras é também disse ter parado o sol no céu (como se o sol realmente girava em torno da Terra) para dar Joshua luz suficiente para fazer abate dos amorreus na batalha (GS 10). E esta é uma razão que pode justificar a ação divina? Deixando de lado qualquer especulação sobre o que poderia ter acontecido com a força da gravidade em resposta a esta manipulação mágica do universo, perguntamo-nos se<text:line-break/>os amorreus nunca teriam podido venerar tal Deus, poderiam ter afirmado que a vida humana tem valor infinito quando os preconceitos tribais eram tão confusos com a vontade divina? Qual de nós hoje apoiaria isso?<text:line-break/><text:line-break/>Foi esta mesma passagem bíblica do livro de Josué para permitir que a hierarquia da Igreja Católica para forçar no século XVII, o cientista Galileu a renegar, sob pena de morte, a sua declaração "não está de acordo com as Escrituras" que a Terra não era o centro de ' universo e que realmente girava em torno do sol. </text:p>
      <text:p text:style-name="P2"/>
      <text:p text:style-name="P2"><text:bookmark text:name="result_box4"/>Embora fossem as intuições de Galileu que possibilitaram a exploração moderna do espaço iniciada na década de 1950,<text:line-break/>somente em 1991 a Igreja Cristã, com a voz do Vaticano, finalmente admitiu publicamente que Galileu estava certo e que a Igreja estava errada em condená-lo. Mas, neste momento, nem Galileu nem a maioria da comunidade científica mundial estavam particularmente interessados ​​no que as vozes oficiais da Igreja diziam sobre seu trabalho. Como observou o físico Paul Davies, ganhador do prêmio Templeton, o Deus rude que conhecera na Igreja não tinha idade suficiente para ser o Deus de seu mundo. Alguém tem dúvidas sobre quem vai superar o conflito em particular ao longo <text:soft-page-break/>do tempo?<text:line-break/><text:line-break/>O cristianismo, tomando emprestado o conceito hebraico do Dia da Expiação, Yom Kippur, tradicionalmente interpretou a morte de Jesus como um sacrifício oferecido a Deus em reparação pelos nossos pecados. Ele ficou feliz em se referir a Jesus como "o cordeiro de Deus que com o sangue dele lava os pecados do mundo". Esse Deus - que requer o sangue de um sacrifício humano - ainda merece veneração hoje, quando nossa consciência finalmente considera essa idéia repugnante? (...).<text:line-break/><text:line-break/>O ritual vagamente antropofágico de comer a carne de uma divindade morta é repleto de antigas nuances psicológicas que tornam a sensibilidade moderna desconfortável. A prática litúrgica de reencenar o sacrifício da cruz e proclamar que nossa participação nessa renovação é necessária para a salvação dificilmente é uma fórmula moderna e vencedora. Da mesma forma, a alegação eclesiástica de que somente pessoas devidamente autorizadas e ordeiras podem presidir esses atos parece ridícula para os ouvidos modernos. Será que realmente esperamos que tais reivindicações conquistem a lealdade das mentes modernas? E, no entanto, se essas reivindicações fossem removidas da adoração cristã, o que permaneceria?<text:line-break/><text:line-break/>Separe o essencial das adições<text:line-break/><text:line-break/>Acredito que todos esses problemas e dificuldades mencionados acima precisam ser enfrentados abertamente pelos cristãos hoje e, portanto, superados com novas imagens. Para aqueles cristãos que identificaram Deus com essas interpretações primitivas bizarras da divindade, a transição não será fácil. No entanto, é certamente o momento em que todos nós temos que ir além da desconstrução destes símbolos inadequados e rigettabili, que historicamente têm sido tão significativo na vida da Igreja Cristã, e voltar nossa atenção para a tarefa de formar uma visão do que a Igreja pode e deve estar no futuro.<text:line-break/><text:line-break/>A principal tarefa apologética que a Igreja Cristã enfrenta hoje é separar o essencial dos acréscimos, a experiência atemporal de Deus das explicações de Deus do passado condicionadas pelo tempo. A desconstrução é certamente uma maneira muito mais simples de se tentar descrever por que algumas maneiras<text:line-break/>a compreensão de um sistema religioso do passado é inadequada. É definitivamente mais difícil delinear a visão de algo novo, algo que as pessoas nunca viram, algo que o mundo nunca experimentou. Mas os reformadores não podem simplesmente lutar contra o moinho de vento da antiguidade. Eles têm que desenvolver novas visões, propor novos modelos, traçar novas soluções. Esta é agora a tarefa que eu<text:line-break/>Eu tento absolver.<text:line-break/><text:line-break/>Eu não espero que essa tentativa encontre um público eclesiástico particularmente interessado ou reativo. Não é algo que me preocupa, no entanto, porque as pessoas com as quais eu tento me comunicar são um público muito específico e é para elas que direcionarei minha mensagem o mais diretamente possível.<text:line-break/><text:line-break/>Não estou interessado, por exemplo, em confrontar ou desafiar os elementos de conservadores e fundamentalistas cristãos que são tão prevalentes hoje em dia. Eu acredito que eles vão morrer por causa de sua própria irrelevância, sem qualquer ajuda minha. Eles ligaram sua compreensão do cristianismo aos arranjos do passado que estão simplesmente encolhendo na videira. Em nenhum lugar isso é mais visível do que observar a maneira como a palavra cristã é usada em nosso mundo contemporâneo. Pergunte a si mesmo que<text:line-break/>imagem vem à mente quando você vê uma loja com a palavra "biblioteca cristã" ou ouvir um cronista político referindo-se ao "voto cristão" em uma eleição particular. (...).<text:line-break/><text:soft-page-break/><text:line-break/>Então permita-me ser claro. Eu não tento abordar esses crentes conservadores, a quem considero fora da realidade. Eu não quero convertê-los, discutir com eles ou até mesmo tentar combatê-los, a menos que eles ameacem se tornar a voz de uma maioria tentando impor seu programa em nosso mundo. <text:bookmark text:name="result_box5"/>Acredito que a difusão do conhecimento tornará definitivamente suas atitudes irrelevantes<text:line-break/>debate sobre o futuro do cristianismo.<text:line-break/><text:line-break/>Ao mesmo tempo, não espero que esses esforços de reforma ou a exposição de uma nova visão cristã sejam recebidos com mais do que um bocejo de indiferença daqueles membros de nossa sociedade que já decidiram que qualquer religião é um supersticioso. serviço dos fracos. Essas pessoas que optaram pela vida na cidade secular em vez de permanecerem como membros de suas instituições religiosas não estão realmente interessadas em meus esforços, o que consideram uma tentativa de embelezar um cadáver. (...).<text:line-break/><text:line-break/>Mesmo nas principais tradições religiosas, não será fácil para mim ganhar um ouvido disposto a me ouvir ou me dar um ponto significativo de apoio. As principais Igrejas são muito mais dedicadas a conservar o poder institucional do que a enfrentar esses problemas de "vida e morte". O medo que os membros dessas Igrejas sentem leva a dizer coisas como: "Desta vez foi longe demais". (...).<text:line-break/><text:line-break/>Cabeça e coração juntos<text:line-break/><text:line-break/>O público que estou tentando abordar é menor, mais definido e mais específico. São pessoas que se sentem espiritualmente sedentas, mas sabem que não podem mais beber de fontes tradicionais do passado. Em essência, este grupo será uma pequena minoria da população, mas a eles será adicionado um grupo muito maior de companheiros de viagem que reagirão se você lhes der a oportunidade de ouvir. Essas pessoas vão aplaudir, expressando sua apreciação mais profunda e real. Alguns deles dirão: "Finalmente, alguém me deu permissão", como se algum tipo de permissão fosse realmente necessário, "olhar as coisas de uma nova perspectiva, além das formulações tradicionais em que minhas aspirações religiosas até agora foram forçadas. ". Essas pessoas assimilarão a idéia de que suas dúvidas e perguntas sobre Deus ou religião não as qualificam como loucas ou más. Suas dúvidas e perguntas significam simplesmente que eles respiram o ar do século XXI. Eles ficarão felizes em finalmente encontrar uma maneira de manter a cabeça e o coração juntos.<text:line-break/><text:line-break/>Este grupo tem sido meu principal público ao longo da minha carreira. Eles ainda têm uma profunda consciência de Deus, mas não se encaixa em nada com aqueles modelos que as instituições religiosas afirmam ser as únicas maneiras de pensar sobre Deus.Se uma nova reforma do cristianismo for alcançada, então ela começará e encontrará suas raízes. neste grupo de pessoas: um grupo geralmente não só não visto, mas nem mesmo ouvido pelos guias religiosos do nosso mundo.<text:line-break/><text:line-break/>Quando estes diversos públicos vai reagir e interagir com as minhas sugestões e as minhas propostas, vai valer a pena tendo em mente a questão decisiva que espero abordar neste livro, que foi colocado no início do texto. O cristianismo radicalmente reformado que espero esteja suficientemente conectado e identificável com o cristianismo do passado para ser reconhecido não apenas como seu herdeiro, mas também como parte integrante da mesma tradição de fé? (...). Minha mais profunda esperança é que a Igreja, em suas inumeráveis ​​formas institucionais, não aja precipitadamente, mas conceda tempo para decidir se sou um amigo ou um inimigo, profético em minha visão ou enganado pela arrogância.</text:p>
      <text:p text:style-name="P2"/>
      <text:p text:style-name="P2"><text:bookmark text:name="result_box6"/>Jesus é o senhor<text:line-break/><text:line-break/><text:soft-page-break/>Permita-me, no entanto, declarar tanto o meu desejo consciente como a minha convicção desde o início. Estou tentando reformar e repensar algo que amo. Eu não vou criar uma nova religião. Eu sou cristão e vou para a sepultura como membro desta família de fé. Eu acho que todas as tentativas de construir novas religiões estão inevitavelmente fadadas ao fracasso desde o começo. Nenhuma religião, incluindo o cristianismo, já começou sua existência como algo novo. Os sistemas religiosos sempre representam um processo evolutivo. O cristianismo, por exemplo, surgiu do judaísmo, que por sua vez tinha sido parcialmente moldada pelos cultos do Egito, Canaã, Babilônia e na Pérsia. A marcha para o domínio do cristianismo no mundo ocidental tem sido marcado de In-corporação de elementos dos deuses do Olimpo, de mitraísmo e outros cultos de mistério do Mediterrâneo.<text:line-break/><text:line-break/>Na medida em que o cristianismo está se movendo no mundo moderno começa a refletir conhecimentos recolhidos a partir de outras grandes religiões humanas. A evolução é a modalidade da jornada religiosa através da história. O que tentarei fazer é simplesmente esboçar a evolução futura dessa tradição de fé. Vou deixar para os crentes ou críticos amanhã para decidir se o cristianismo sobreviverá ao século XXI será ainda ou não em conexão com o cristianismo que surgiu no cenário na Judéia no século I e de lá ele se move para conquistar o Império Romano no século IV , dominar a civilização ocidental no século XIII, se submeter a restauração da Reforma no século XVI, seguindo a expansão colonial europeia na bandeira do século XIX e contrato dramaticamente no século XX.<text:line-break/><text:line-break/>Eu permanecerei enraizado em minha convicção de que a palavra Deus representa e significa algo real. De alguma forma, vou continuar a dizer que a figura de Cristo foi e é uma manifestação de que a realidade que eu chamo de Deus, e que a vida de Jesus nos abriu todos uma maneira de entrar nessa realidade. Ou seja, eu vou tentar argumentar que Jesus foi um tempo bem estabelecido na jornada humana para o significado de Deus. Irá delinear uma visão de como eu acredito que esta força pode transcender as idades para permitir que as pessoas de hoje para ser tocado por ele e também para entrar, com a necessária criação de comunidades de culto e liturgias vivas.<text:line-break/><text:line-break/>Finalmente, a fim de cumprir esta tarefa, me pediram para eliminar o cristianismo do que do futuro qualquer tentativa de tomar literalmente os mitos explicativos interpretativas e lendas do passado. Vou tentar libertar o cristianismo de suas reivindicações de exclusividade e sua necessidade de energia, o que distorceu completamente sua mensagem. Vou tentar ir no sistema religioso desenvolvido institucionalmente, que marcou o cristianismo, e não explorar o poder que este mesmo sistema tentou justificar e organizar. Embora ansioso para escapar desses limites, não tenho desejo de escapar a experiência que tem forçado as pessoas através dos tempos, até agora, inclusive eu, para dizer: "Jesus é o Senhor!".<text:line-break/><text:line-break/>Esses são meus objetivos. Eles podem ser alcançados? Ou esta é a fantasia de uma pessoa que está vendo as brasas de uma tradição de fé e até mesmo uma vida de trabalho, mas é incapaz de admitir que eles não podem ser reacendeu?<text:line-break/><text:line-break/>Vou deixar isso para os meus leitores. Pela minha parte, penso que esta é a única maneira de continuar a ser fiel às suas promessas batismais eu fiz há muito tempo: "Para seguir a Cristo como meu Senhor e Salvador, procurar Cristo em todas as pessoas e respeitar a dignidade de todo ser humano ".<text:line-break/><text:line-break/><text:line-break/>Quando estes diversos públicos vai reagir e interagir com as minhas sugestões e as minhas propostas, vai valer a pena tendo em mente a questão decisiva que espero abordar neste livro, que foi colocado no início do texto. O cristianismo radicalmente reformado que espero esteja suficientemente conectado e identificável com o cristianismo do passado para ser reconhecido não <text:soft-page-break/>apenas como seu herdeiro, mas também como parte integrante da mesma tradição de fé? (...). Minha mais profunda esperança é que a Igreja, em suas inumeráveis formas institucionais, não aja precipitadamente, mas conceda tempo para decidir se sou um amigo ou um inimigo, profético em minha visão ou enganado pela arrogâ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9:10:54.503376017</meta:creation-date>
    <dc:date>2018-08-24T09:47:11.161706566</dc:date>
    <meta:editing-duration>PT16M5S</meta:editing-duration>
    <meta:editing-cycles>2</meta:editing-cycles>
    <meta:generator>LibreOffice/5.2.7.2$Linux_X86_64 LibreOffice_project/20m0$Build-2</meta:generator>
    <meta:document-statistic meta:table-count="0" meta:image-count="0" meta:object-count="0" meta:page-count="8" meta:paragraph-count="6" meta:word-count="4233" meta:character-count="25873" meta:non-whitespace-character-count="21591"/>
  </office:meta>
</office:document-meta>
</file>